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F0000005D127B64B7CBC312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, sans-serif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.228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7.22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11" style:family="table-row">
      <style:table-row-properties style:min-row-height="0.658cm" fo:background-color="transparent" fo:keep-together="auto">
        <style:background-image/>
      </style:table-row-properties>
    </style:style>
    <style:style style:name="Tabla3.A1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12" style:family="table-row">
      <style:table-row-properties style:min-row-height="0.466cm" fo:keep-together="auto"/>
    </style:style>
    <style:style style:name="P1" style:family="paragraph" style:parent-style-name="Table_20_Contents">
      <style:paragraph-properties style:snap-to-layout-grid="false"/>
      <style:text-properties officeooo:paragraph-rsid="000dd974"/>
    </style:style>
    <style:style style:name="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1" fo:font-size="10pt" fo:font-weight="bold" officeooo:paragraph-rsid="000dd974" style:font-size-asian="10pt" style:font-weight-asian="bold" style:font-name-complex="Arial1" style:font-size-complex="10pt" style:font-weight-complex="bold"/>
    </style:style>
    <style:style style:name="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1" fo:font-size="10pt" officeooo:rsid="0019b355" officeooo:paragraph-rsid="000dd974" style:font-size-asian="10pt" style:font-name-complex="Arial1" style:font-size-complex="10pt"/>
    </style:style>
    <style:style style:name="P4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1" fo:font-size="10pt" officeooo:rsid="000901a0" officeooo:paragraph-rsid="000dd974" style:font-size-asian="10pt" style:font-name-complex="Arial1" style:font-size-complex="10pt"/>
    </style:style>
    <style:style style:name="P5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0dd974"/>
    </style:style>
    <style:style style:name="P6" style:family="paragraph" style:parent-style-name="Standard">
      <style:text-properties officeooo:paragraph-rsid="000dd974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4% 100%" style:font-name="Arial1" fo:font-size="12pt" fo:letter-spacing="0.004cm" fo:font-weight="normal" officeooo:rsid="001f4516" officeooo:paragraph-rsid="00038e78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officeooo:paragraph-rsid="00067059" style:font-size-asian="10.5pt" style:font-size-complex="10.5pt"/>
    </style:style>
    <style:style style:name="P12" style:family="paragraph" style:parent-style-name="Text_20_body">
      <style:paragraph-properties fo:margin-top="0cm" fo:margin-bottom="0cm" loext:contextual-spacing="false" fo:line-height="150%"/>
    </style:style>
    <style:style style:name="P13" style:family="paragraph" style:parent-style-name="Text_20_body">
      <style:paragraph-properties fo:margin-top="0cm" fo:margin-bottom="0cm" loext:contextual-spacing="false" fo:line-height="150%"/>
      <style:text-properties style:font-name="Arial1" fo:font-size="12pt" style:font-size-asian="12pt" style:font-name-complex="Arial1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50%"/>
      <style:text-properties style:font-name="Arial1" fo:font-size="12pt" officeooo:paragraph-rsid="0008818d" style:font-size-asian="12pt" style:font-name-complex="Arial1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style:font-name="Arial1" fo:font-size="12pt" officeooo:paragraph-rsid="000a5d18" style:font-size-asian="12pt" style:font-name-complex="Arial1" style:font-size-complex="12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page">
        <style:tab-stops/>
      </style:paragraph-properties>
      <style:text-properties style:font-name="Arial" fo:font-size="10pt" fo:font-weight="bold" officeooo:paragraph-rsid="00067059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page"/>
      <style:text-properties style:font-name="Arial" fo:font-size="10pt" fo:font-weight="bold" officeooo:paragraph-rsid="0006ff38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page"/>
      <style:text-properties style:font-name="Arial" fo:font-size="10pt" fo:font-weight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page"/>
      <style:text-properties style:font-name="Arial" fo:font-size="10pt" fo:font-weight="bold" officeooo:paragraph-rsid="0006ff38"/>
    </style:style>
    <style:style style:name="P20" style:family="paragraph" style:parent-style-name="Standard">
      <style:paragraph-properties fo:margin-top="0.201cm" fo:margin-bottom="0.201cm" loext:contextual-spacing="false"/>
      <style:text-properties style:font-name="Arial1" fo:font-size="10.5pt" style:font-size-asian="10.5pt" style:font-size-complex="10.5pt"/>
    </style:style>
    <style:style style:name="P21" style:family="paragraph" style:parent-style-name="Standard">
      <style:paragraph-properties fo:margin-top="0.201cm" fo:margin-bottom="0.201cm" loext:contextual-spacing="false"/>
      <style:text-properties style:font-name="Arial1" fo:font-size="10.5pt" officeooo:paragraph-rsid="0002eb48" style:font-size-asian="10.5pt" style:font-size-complex="10.5pt"/>
    </style:style>
    <style:style style:name="P22" style:family="paragraph" style:parent-style-name="Standard">
      <style:paragraph-properties fo:margin-top="0.201cm" fo:margin-bottom="0.201cm" loext:contextual-spacing="false"/>
      <style:text-properties style:font-name="Arial1" fo:font-size="10.5pt" officeooo:paragraph-rsid="0002eb48"/>
    </style:style>
    <style:style style:name="P23" style:family="paragraph" style:parent-style-name="Standard">
      <style:paragraph-properties fo:margin-top="0.199cm" fo:margin-bottom="0cm" loext:contextual-spacing="false" fo:line-height="150%" style:writing-mode="page"/>
      <style:text-properties style:font-name="Arial1" fo:font-size="10.5pt" officeooo:paragraph-rsid="00028766" style:font-size-asian="10.5pt" style:font-size-complex="10.5pt"/>
    </style:style>
    <style:style style:name="P24" style:family="paragraph" style:parent-style-name="Standard">
      <style:paragraph-properties fo:margin-top="0cm" fo:margin-bottom="0.199cm" loext:contextual-spacing="false" fo:line-height="150%" style:writing-mode="page"/>
      <style:text-properties style:font-name="Arial1" fo:font-size="10.5pt" officeooo:paragraph-rsid="00028766" style:font-size-asian="10.5pt" style:font-size-complex="10.5pt"/>
    </style:style>
    <style:style style:name="P25" style:family="paragraph" style:parent-style-name="Standard">
      <style:paragraph-properties fo:margin-top="0cm" fo:margin-bottom="0.199cm" loext:contextual-spacing="false" fo:line-height="150%" style:writing-mode="page"/>
      <style:text-properties style:font-name="Arial1" fo:font-size="10.5pt" officeooo:paragraph-rsid="0007c20c" style:font-size-asian="10.5pt" style:font-size-complex="10.5pt"/>
    </style:style>
    <style:style style:name="P26" style:family="paragraph" style:parent-style-name="Text_20_body">
      <style:paragraph-properties fo:text-align="justify" style:justify-single-word="false"/>
      <style:text-properties style:font-name="Arial1" fo:font-size="12pt" style:text-underline-style="none" fo:font-weight="bold" style:font-size-asian="12pt" style:font-weight-asian="bold" style:font-name-complex="Arial1" style:font-size-complex="12pt" style:font-weight-complex="bold"/>
    </style:style>
    <style:style style:name="P27" style:family="paragraph" style:parent-style-name="Text_20_body">
      <style:paragraph-properties fo:margin-left="0.834cm" fo:margin-right="0cm" fo:margin-top="0cm" fo:margin-bottom="0cm" loext:contextual-spacing="false" fo:line-height="150%" fo:text-indent="0cm" style:auto-text-indent="false"/>
      <style:text-properties style:font-name="Arial1" fo:font-size="12pt" style:font-size-asian="12pt" style:font-name-complex="Arial1" style:font-size-complex="12pt"/>
    </style:style>
    <style:style style:name="P28" style:family="paragraph" style:parent-style-name="Standard" style:list-style-name="L5">
      <style:paragraph-properties fo:margin-top="0cm" fo:margin-bottom="0cm" loext:contextual-spacing="false" fo:line-height="150%" fo:text-align="justify" style:justify-single-word="false" style:writing-mode="page"/>
      <style:text-properties style:text-position="4% 100%" style:font-name="Arial1" fo:font-size="12pt" fo:letter-spacing="0.004cm" fo:font-weight="normal" officeooo:rsid="001f4516" officeooo:paragraph-rsid="000a5d18" style:font-size-asian="12pt" style:font-weight-asian="normal" style:font-name-complex="Arial1" style:font-size-complex="12pt" style:font-weight-complex="normal"/>
    </style:style>
    <style:style style:name="P29" style:family="paragraph" style:parent-style-name="Text_20_body" style:list-style-name="L1">
      <style:paragraph-properties fo:margin-top="0cm" fo:margin-bottom="0cm" loext:contextual-spacing="false" fo:line-height="150%"/>
      <style:text-properties officeooo:paragraph-rsid="0008818d"/>
    </style:style>
    <style:style style:name="P30" style:family="paragraph" style:parent-style-name="Text_20_body" style:list-style-name="L1">
      <style:paragraph-properties fo:margin-top="0cm" fo:margin-bottom="0cm" loext:contextual-spacing="false" fo:line-height="150%"/>
      <style:text-properties officeooo:paragraph-rsid="0007f305"/>
    </style:style>
    <style:style style:name="P31" style:family="paragraph" style:parent-style-name="Text_20_body" style:list-style-name="L2">
      <style:paragraph-properties fo:margin-top="0cm" fo:margin-bottom="0cm" loext:contextual-spacing="false" fo:line-height="150%"/>
      <style:text-properties officeooo:paragraph-rsid="000a5d18"/>
    </style:style>
    <style:style style:name="P32" style:family="paragraph" style:parent-style-name="Text_20_body" style:list-style-name="L3">
      <style:paragraph-properties fo:margin-top="0cm" fo:margin-bottom="0cm" loext:contextual-spacing="false" fo:line-height="150%"/>
      <style:text-properties officeooo:paragraph-rsid="0008818d"/>
    </style:style>
    <style:style style:name="P33" style:family="paragraph" style:parent-style-name="Text_20_body" style:list-style-name="L5">
      <style:paragraph-properties fo:margin-top="0cm" fo:margin-bottom="0cm" loext:contextual-spacing="false" fo:line-height="150%"/>
      <style:text-properties officeooo:paragraph-rsid="000a5d18"/>
    </style:style>
    <style:style style:name="P34" style:family="paragraph" style:parent-style-name="Text_20_body" style:list-style-name="L4">
      <style:paragraph-properties fo:margin-top="0cm" fo:margin-bottom="0cm" loext:contextual-spacing="false" fo:line-height="150%"/>
      <style:text-properties style:font-name="Arial1" fo:font-size="12pt" fo:font-weight="bold" officeooo:paragraph-rsid="0008818d" style:font-size-asian="12pt" style:font-name-complex="Arial1" style:font-size-complex="12pt"/>
    </style:style>
    <style:style style:name="P35" style:family="paragraph" style:parent-style-name="Text_20_body" style:list-style-name="L5">
      <style:paragraph-properties fo:margin-top="0cm" fo:margin-bottom="0cm" loext:contextual-spacing="false" fo:line-height="150%"/>
      <style:text-properties style:font-name="Arial1" fo:font-size="12pt" fo:font-weight="bold" officeooo:paragraph-rsid="0008818d" style:font-size-asian="12pt" style:font-name-complex="Arial1" style:font-size-complex="12pt"/>
    </style:style>
    <style:style style:name="P36" style:family="paragraph" style:parent-style-name="Text_20_body" style:list-style-name="L5">
      <style:paragraph-properties fo:margin-top="0cm" fo:margin-bottom="0cm" loext:contextual-spacing="false" fo:line-height="150%"/>
      <style:text-properties style:font-name="Arial1" fo:font-size="12pt" officeooo:paragraph-rsid="000a5d18" style:font-size-asian="12pt" style:font-name-complex="Arial1" style:font-size-complex="12pt"/>
    </style:style>
    <style:style style:name="P37" style:family="paragraph" style:parent-style-name="Text_20_body" style:list-style-name="L5">
      <style:paragraph-properties fo:margin-top="0cm" fo:margin-bottom="0cm" loext:contextual-spacing="false" fo:line-height="150%"/>
      <style:text-properties style:font-name="Arial1" fo:font-size="12pt" officeooo:paragraph-rsid="0008818d" style:font-size-asian="12pt" style:font-name-complex="Arial1" style:font-size-complex="12pt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1" fo:font-size="10pt" style:font-size-asian="10pt" style:font-name-complex="Arial1" style:font-size-complex="10pt"/>
    </style:style>
    <style:style style:name="T5" style:family="text">
      <style:text-properties style:font-name="Arial1" fo:font-size="10pt" officeooo:rsid="001a1fb6" style:font-size-asian="10pt" style:font-name-complex="Arial1" style:font-size-complex="10pt"/>
    </style:style>
    <style:style style:name="T6" style:family="text">
      <style:text-properties style:font-name="Arial1" fo:font-size="12pt" style:font-size-asian="12pt" style:font-name-complex="Arial1" style:font-size-complex="12pt"/>
    </style:style>
    <style:style style:name="T7" style:family="text">
      <style:text-properties style:font-name="Arial1" fo:font-size="12pt" officeooo:rsid="0007f305" style:font-size-asian="12pt" style:font-name-complex="Arial1" style:font-size-complex="12pt"/>
    </style:style>
    <style:style style:name="T8" style:family="text">
      <style:text-properties style:font-name="Arial1" fo:font-size="12pt" officeooo:rsid="000a5d18" style:font-size-asian="12pt" style:font-name-complex="Arial1" style:font-size-complex="12pt"/>
    </style:style>
    <style:style style:name="T9" style:family="text">
      <style:text-properties style:font-name="Arial1" fo:font-size="12pt" fo:font-weight="bold" style:font-size-asian="12pt" style:font-name-complex="Arial1" style:font-size-complex="12pt"/>
    </style:style>
    <style:style style:name="T10" style:family="text">
      <style:text-properties style:font-name="Arial1" fo:font-size="12pt" fo:font-weight="bold" officeooo:rsid="000a5d18" style:font-size-asian="12pt" style:font-name-complex="Arial1" style:font-size-complex="12pt"/>
    </style:style>
    <style:style style:name="T11" style:family="text">
      <style:text-properties fo:font-weight="bold"/>
    </style:style>
    <style:style style:name="T12" style:family="text">
      <style:text-properties style:font-name-complex="Arial1"/>
    </style:style>
    <style:style style:name="T13" style:family="text">
      <style:text-properties fo:color="#1a1a1a" fo:font-weight="normal" style:font-weight-asian="normal" style:font-weight-complex="normal"/>
    </style:style>
    <style:style style:name="T14" style:family="text">
      <style:text-properties fo:color="#1a1a1a" fo:font-weight="normal" officeooo:rsid="0002eb48" style:font-weight-asian="normal" style:font-weight-complex="normal"/>
    </style:style>
    <style:style style:name="T15" style:family="text">
      <style:text-properties fo:color="#1a1a1a" fo:font-weight="normal" style:font-size-asian="10.5pt" style:font-weight-asian="normal" style:font-size-complex="10.5pt" style:font-weight-complex="normal"/>
    </style:style>
    <style:style style:name="T16" style:family="text">
      <style:text-properties fo:color="#1a1a1a" fo:font-weight="normal" officeooo:rsid="0002eb48" style:font-size-asian="10.5pt" style:font-weight-asian="normal" style:font-size-complex="10.5pt" style:font-weight-complex="normal"/>
    </style:style>
    <style:style style:name="T17" style:family="text">
      <style:text-properties style:font-size-asian="10.5pt" style:font-size-complex="10.5pt"/>
    </style:style>
    <style:style style:name="T18" style:family="text">
      <style:text-properties fo:color="#00000a" style:font-name="Times New Roman1" fo:font-size="10pt"/>
    </style:style>
    <style:style style:name="T19" style:family="text">
      <style:text-properties fo:color="#00000a" style:font-name="Times New Roman1" fo:font-size="10pt" fo:font-weight="bold"/>
    </style:style>
    <style:style style:name="T20" style:family="text">
      <style:text-properties fo:color="#00000a" style:font-name="Times New Roman1" fo:font-size="10pt" fo:font-weight="bold" officeooo:rsid="0007c20c"/>
    </style:style>
    <style:style style:name="T21" style:family="text">
      <style:text-properties fo:color="#00000a" style:font-name="Times New Roman1" fo:font-size="10pt" fo:font-weight="bold" officeooo:rsid="0007c20c" style:font-weight-asian="bold" style:font-weight-complex="bold"/>
    </style:style>
    <style:style style:name="T22" style:family="text">
      <style:text-properties style:font-name="Times New Roman1" fo:font-size="10pt"/>
    </style:style>
    <style:style style:name="T23" style:family="text">
      <style:text-properties fo:font-variant="normal" fo:text-transform="none" fo:font-weight="bold"/>
    </style:style>
    <style:style style:name="T24" style:family="text">
      <style:text-properties officeooo:rsid="0007f305"/>
    </style:style>
    <style:style style:name="T25" style:family="text">
      <style:text-properties officeooo:rsid="000a5d18"/>
    </style:style>
    <style:style style:name="T26" style:family="text">
      <style:text-properties style:text-position="4% 100%" style:font-name="Arial1" fo:font-size="12pt" fo:letter-spacing="0.004cm" fo:font-weight="normal" officeooo:rsid="001f4516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<text:span text:style-name="T12">CRITERIOS DE <text:s/>EVALUACIÓN </text:span>TECNOLOGÍAS DE LA INFORMACIÓN Y LA COMUNICACIÓN DE 4º ESO</text:p>
          </table:table-cell>
        </table:table-row>
        <table:table-row table:style-name="Tabla3.1">
          <table:table-cell table:style-name="Tabla3.A1" office:value-type="string">
            <text:p text:style-name="P10">Bloque 1. Ética y estética en la interacción en red</text:p>
          </table:table-cell>
        </table:table-row>
        <table:table-row table:style-name="Tabla3.1">
          <table:table-cell table:style-name="Tabla3.A3" office:value-type="string">
            <text:p text:style-name="P23"><text:span text:style-name="T13">1. </text:span>Adoptar conductas y hábitos que permitan la protección del individuo en su interacción en la red.</text:p>
            <text:p text:style-name="P24"><text:span text:style-name="T18">Competencias relacionadas: </text:span><text:span text:style-name="T19">C</text:span><text:span text:style-name="T20">D</text:span><text:span text:style-name="T19">, CSC</text:span> </text:p>
          </table:table-cell>
        </table:table-row>
        <table:table-row table:style-name="Tabla3.1">
          <table:table-cell table:style-name="Tabla3.A1" office:value-type="string">
            <text:p text:style-name="P20"><text:span text:style-name="T13">2. </text:span>Acceder a servicios de intercambio y publicación de información digital con criterios de seguridad y uso responsable.</text:p>
            <text:p text:style-name="P25"><text:span text:style-name="T18">Competencias relacionadas: </text:span><text:span text:style-name="T19"><text:s/>CSC</text:span></text:p>
          </table:table-cell>
        </table:table-row>
        <table:table-row table:style-name="Tabla3.1">
          <table:table-cell table:style-name="Tabla3.A1" office:value-type="string">
            <text:p text:style-name="P20"><text:span text:style-name="T13">3. </text:span>Reconocer y comprender los derechos de los materiales alojados en la web.</text:p>
            <text:p text:style-name="P25"><text:span text:style-name="T18">Competencias relacionadas: </text:span><text:span text:style-name="T19"><text:s/>C</text:span><text:span text:style-name="T20">D</text:span><text:span text:style-name="T19">, CSC</text:span></text:p>
          </table:table-cell>
        </table:table-row>
        <table:table-row table:style-name="Tabla3.1">
          <table:table-cell table:style-name="Tabla3.A1" office:value-type="string">
            <text:p text:style-name="P11">Bloque 2. Ordenadores, sistemas operativos y redes</text:p>
          </table:table-cell>
        </table:table-row>
        <table:table-row table:style-name="Tabla3.1">
          <table:table-cell table:style-name="Tabla3.A3" office:value-type="string">
            <text:p text:style-name="P20"><text:span text:style-name="T13">4. </text:span>Utilizar y configurar equipos informáticos identificando los elementos que los configuran y su función en el conjunto.</text:p>
            <text:p text:style-name="P25"><text:span text:style-name="T18">Competencias relacionadas: </text:span><text:span text:style-name="T19"><text:s/>C</text:span><text:span text:style-name="T20">D</text:span></text:p>
          </table:table-cell>
        </table:table-row>
        <table:table-row table:style-name="Tabla3.1">
          <table:table-cell table:style-name="Tabla3.A1" office:value-type="string">
            <text:p text:style-name="P20"><text:span text:style-name="T13">5. </text:span>Gestionar la instalación y eliminación de software de propósito general.</text:p>
            <text:p text:style-name="P25"><text:span text:style-name="T18">Competencias relacionadas: </text:span><text:span text:style-name="T19"><text:s/>C</text:span><text:span text:style-name="T20">D</text:span></text:p>
          </table:table-cell>
        </table:table-row>
        <table:table-row table:style-name="Tabla3.1">
          <table:table-cell table:style-name="Tabla3.A1" office:value-type="string">
            <text:p text:style-name="P20"><text:span text:style-name="T13">6. </text:span>Utilizar software de comunicación entre equipos y sistemas.</text:p>
            <text:p text:style-name="P25"><text:span text:style-name="T18">Competencias relacionadas: </text:span><text:span text:style-name="T19"><text:s/>C</text:span><text:span text:style-name="T20">D</text:span></text:p>
          </table:table-cell>
        </table:table-row>
        <table:table-row table:style-name="Tabla3.1">
          <table:table-cell table:style-name="Tabla3.A1" office:value-type="string">
            <text:p text:style-name="P20"><text:span text:style-name="T13">7. </text:span>Conocer la arquitectura de un ordenador, identificando sus componentes básicos y describiendo sus características.</text:p>
            <text:p text:style-name="P25"><text:span text:style-name="T18">Competencias relacionadas: </text:span><text:span text:style-name="T19"><text:s/>C</text:span><text:span text:style-name="T20">D</text:span></text:p>
          </table:table-cell>
        </table:table-row>
        <table:table-row table:style-name="Tabla3.11">
          <table:table-cell table:style-name="Tabla3.A11" office:value-type="string">
            <text:p text:style-name="P20"><text:span text:style-name="T13">8. </text:span>Analizar los elementos y sistemas que configuran la comunicación alámbrica e inalámbrica.</text:p>
            <text:p text:style-name="P25"><text:span text:style-name="T18">Competencias relacionadas: </text:span><text:span text:style-name="T20">CL</text:span></text:p>
          </table:table-cell>
        </table:table-row>
        <table:table-row table:style-name="Tabla3.12">
          <table:table-cell table:style-name="Tabla3.A1" office:value-type="string">
            <text:p text:style-name="P16">Bloque 3. Organización, diseño y producción de información digital</text:p>
          </table:table-cell>
        </table:table-row>
        <table:table-row table:style-name="Tabla3.1">
          <table:table-cell table:style-name="Tabla3.A3" office:value-type="string">
            <text:p text:style-name="P20"><text:span text:style-name="T13">9. </text:span>Utilizar aplicaciones informáticas de escritorio para la producción de documentos.</text:p>
            <text:p text:style-name="P25"><text:span text:style-name="T18">Competencias relacionadas: </text:span><text:span text:style-name="T19"><text:s/>C</text:span><text:span text:style-name="T20">L, <text:s/>CMCT, CD</text:span></text:p>
          </table:table-cell>
        </table:table-row>
        <table:table-row table:style-name="Tabla3.1">
          <table:table-cell table:style-name="Tabla3.A3" office:value-type="string">
            <text:p text:style-name="P22"><text:span text:style-name="T16">10</text:span><text:span text:style-name="T15">. </text:span><text:span text:style-name="T17">Elaborar contenidos de imagen, audio y vídeo y desarrollar capacidades para integrarlos en diversas producciones.</text:span></text:p>
            <text:p text:style-name="P25"><text:span text:style-name="T18">Competencias relacionadas: </text:span><text:span text:style-name="T21">CL</text:span><text:span text:style-name="T19">, </text:span><text:span text:style-name="T20">CD</text:span></text:p>
          </table:table-cell>
        </table:table-row>
        <table:table-row table:style-name="Tabla3.1">
          <table:table-cell table:style-name="Tabla3.A3" office:value-type="string">
            <text:p text:style-name="P19">Bloque 4. Seguridad informática</text:p>
          </table:table-cell>
        </table:table-row>
        <table:table-row table:style-name="Tabla3.1">
          <table:table-cell table:style-name="Tabla3.A3" office:value-type="string">
            <text:p text:style-name="P22"><text:span text:style-name="T16">11</text:span><text:span text:style-name="T15">. </text:span><text:span text:style-name="T17">Adoptar conductas de seguridad activa y pasiva en la protección de datos y en el intercambio de información.</text:span></text:p>
            <text:p text:style-name="P25"><text:span text:style-name="T18">Competencias relacionadas: </text:span><text:span text:style-name="T19">C</text:span><text:span text:style-name="T20">D</text:span><text:span text:style-name="T19">, AA, CSC</text:span></text:p>
          </table:table-cell>
        </table:table-row>
        <table:table-row table:style-name="Tabla3.1">
          <table:table-cell table:style-name="Tabla3.A3" office:value-type="string">
            <text:p text:style-name="P17">Bloque 5. Publicación y difusión de contenidos</text:p>
          </table:table-cell>
        </table:table-row>
        <text:soft-page-break/>
        <table:table-row table:style-name="Tabla3.1">
          <table:table-cell table:style-name="Tabla3.A3" office:value-type="string">
            <text:p text:style-name="P21"><text:span text:style-name="T14">12</text:span><text:span text:style-name="T13">. </text:span>Utilizar diversos dispositivos de intercambio de información, conociendo las características y la comunicación o conexión entre ellos.</text:p>
            <text:p text:style-name="P25"><text:span text:style-name="T18">Competencias relacionadas: </text:span><text:span text:style-name="T19">C</text:span><text:span text:style-name="T20">D</text:span></text:p>
          </table:table-cell>
        </table:table-row>
        <table:table-row table:style-name="Tabla3.1">
          <table:table-cell table:style-name="Tabla3.A3" office:value-type="string">
            <text:p text:style-name="P21"><text:span text:style-name="T14">13</text:span><text:span text:style-name="T13">. </text:span>Elaborar y publicar contenidos en la web integrando información textual, numérica, sonora y gráfica.</text:p>
            <text:p text:style-name="P25"><text:span text:style-name="T18">Competencias relacionadas: </text:span><text:span text:style-name="T19">C</text:span><text:span text:style-name="T20">D</text:span></text:p>
          </table:table-cell>
        </table:table-row>
        <table:table-row table:style-name="Tabla3.1">
          <table:table-cell table:style-name="Tabla3.A3" office:value-type="string">
            <text:p text:style-name="P21"><text:span text:style-name="T14">14</text:span><text:span text:style-name="T13">. </text:span>Conocer los estándares de publicación y emplearlos en la producción de páginas web y herramientas TIC de carácter social.</text:p>
            <text:p text:style-name="P25"><text:span text:style-name="T18">Competencias relacionadas: </text:span><text:span text:style-name="T19">C</text:span><text:span text:style-name="T20">L, CD</text:span></text:p>
          </table:table-cell>
        </table:table-row>
        <table:table-row table:style-name="Tabla3.1">
          <table:table-cell table:style-name="Tabla3.A3" office:value-type="string">
            <text:p text:style-name="P21"><text:span text:style-name="T14">15</text:span><text:span text:style-name="T13">. </text:span>Utilizar aplicaciones y herramientas de desarrollo en dispositivos móviles para resolver problemas concretos.</text:p>
            <text:p text:style-name="P25"><text:span text:style-name="T18">Competencias relacionadas: </text:span><text:span text:style-name="T19">C</text:span><text:span text:style-name="T20">D, AA</text:span></text:p>
          </table:table-cell>
        </table:table-row>
        <table:table-row table:style-name="Tabla3.1">
          <table:table-cell table:style-name="Tabla3.A3" office:value-type="string">
            <text:p text:style-name="P18">Bloque 6. Internet, redes sociales, hiperconexión</text:p>
          </table:table-cell>
        </table:table-row>
        <table:table-row table:style-name="Tabla3.1">
          <table:table-cell table:style-name="Tabla3.A3" office:value-type="string">
            <text:p text:style-name="P21"><text:span text:style-name="T14">16</text:span><text:span text:style-name="T13">. </text:span>Desarrollar hábitos en el uso de herramientas que permitan la accesibilidad a las producciones desde diversos dispositivos móviles.</text:p>
            <text:p text:style-name="P25"><text:span text:style-name="T18">Competencias relacionadas: </text:span><text:span text:style-name="T19">C</text:span><text:span text:style-name="T20">L, CD</text:span></text:p>
          </table:table-cell>
        </table:table-row>
        <table:table-row table:style-name="Tabla3.1">
          <table:table-cell table:style-name="Tabla3.A3" office:value-type="string">
            <text:p text:style-name="P21"><text:span text:style-name="T14">17</text:span><text:span text:style-name="T13">. </text:span>Emplear el sentido crítico y desarrollar hábitos adecuados en el uso e intercambio de la información a través de redes sociales y plataformas.</text:p>
            <text:p text:style-name="P25"><text:span text:style-name="T18">Competencias relacionadas: </text:span><text:span text:style-name="T19">CSC</text:span></text:p>
          </table:table-cell>
        </table:table-row>
        <table:table-row table:style-name="Tabla3.1">
          <table:table-cell table:style-name="Tabla3.A3" office:value-type="string">
            <text:p text:style-name="P22"><text:span text:style-name="T16">18</text:span><text:span text:style-name="T15">. </text:span><text:span text:style-name="T17">Publicar y relacionar mediante hiperenlaces información en canales de contenidos multimedia, presentaciones, imagen, audio y vídeo.</text:span></text:p>
            <text:p text:style-name="P25"><text:span text:style-name="T18">Competencias relacionadas: </text:span><text:span text:style-name="T19">C</text:span><text:span text:style-name="T20">D</text:span></text:p>
          </table:table-cell>
        </table:table-row>
      </table:table>
      <text:p text:style-name="P7"/>
      <text:p text:style-name="P26">C<text:span text:style-name="T24">riterios</text:span> <text:span text:style-name="T24">de</text:span> C<text:span text:style-name="T24">alificación</text:span>:</text:p>
      <text:p text:style-name="P13"><text:tab/>El objetivo es que el alumnado adquiera las Competencias Claves adecuadas a su nivel competencial. Estas son : la competencia matemática ciencia y tecnología, lingüística, la digital, conciencia y expresiones culturales, la social y cívica, aprender a aprender y la de sentido de iniciativa y espíritu emprendedor. Estas se calificaran de 0 a 10, por medio de los criterios de evaluación, una vez recogida la información a través de los instrumentos de evaluación.</text:p>
      <text:p text:style-name="P13"><text:tab/>Una vez calificadas las competencias claves utilizaremos como criterios de calificación, para la nota final de la materia, los siguientes.</text:p>
      <text:list xml:id="list7124903005829258368" text:style-name="L1">
        <text:list-item>
          <text:p text:style-name="P29"><text:soft-page-break/><text:span text:style-name="T9">El 70 % de la nota </text:span><text:span text:style-name="T6">lo aportarán las competencias: Competencia Digital</text:span><text:span text:style-name="T7"> (CD)</text:span><text:span text:style-name="T6">, </text:span><text:span text:style-name="T7">C</text:span><text:span text:style-name="T6">ompetencia Social y Cívica</text:span><text:span text:style-name="T7"> (CSC), Competencia Matemática Ciencia y Tecnología (CMCT) <text:s/>y Competencia</text:span><text:span text:style-name="T6"> </text:span><text:span text:style-name="T7">L</text:span><text:span text:style-name="T6">ingüística</text:span><text:span text:style-name="T7"> (CL).</text:span><text:span text:style-name="T6"> </text:span></text:p>
        </text:list-item>
        <text:list-item>
          <text:p text:style-name="P30"><text:span text:style-name="T9">RESTO (30 % ): </text:span><text:span text:style-name="T6">se valorarán la</text:span><text:span text:style-name="T7">,</text:span><text:span text:style-name="T6"> Aprender a </text:span><text:span text:style-name="T7">A</text:span><text:span text:style-name="T6">prender</text:span><text:span text:style-name="T7"> (AA),</text:span><text:span text:style-name="T6"> la </text:span><text:span text:style-name="T7">Competencia</text:span><text:span text:style-name="T6"> de Sentido de </text:span><text:span text:style-name="T7">I</text:span><text:span text:style-name="T6">niciativa y </text:span><text:span text:style-name="T7">E</text:span><text:span text:style-name="T6">spíritu </text:span><text:span text:style-name="T7">E</text:span><text:span text:style-name="T6">mprendedor </text:span><text:span text:style-name="T7">(SIEE) y Conciencia y Expresiones Culturales (CEC)</text:span><text:span text:style-name="T6">, con los siguientes criterios de evaluación:</text:span></text:p>
        </text:list-item>
      </text:list>
      <text:p text:style-name="P27"><text:span text:style-name="T11"><text:tab/>1.</text:span><text:span text:style-name="T23"> </text:span>Realizar las tareas encomendadas para casa.</text:p>
      <text:p text:style-name="P27"><text:span text:style-name="T11"><text:tab/>2.</text:span><text:span text:style-name="T23"> </text:span>Tener buena disposición e interés por aprender, de manera constante y gradual. Prestar atención, participar y colaborar para mantener un clima de trabajo adecuado.</text:p>
      <text:p text:style-name="P27"><text:span text:style-name="T11"><text:tab/>3.</text:span><text:span text:style-name="T23"> </text:span>Respetar a sus compañeros en puestas en común, en el trabajo en grupo e individual.</text:p>
      <text:p text:style-name="P27"><text:span text:style-name="T11"><text:tab/>4.</text:span><text:span text:style-name="T23"> </text:span>Revisar y presentar de forma ordenada y clara los procesos seguidos y los resultados obtenidos en ejercicios, problemas, apuntes, etc.</text:p>
      <text:p text:style-name="P27"><text:span text:style-name="T11"><text:tab/>5.</text:span><text:span text:style-name="T23"> </text:span>Respetar las normas de convivencia generales, en el aula, recogidas en el NOF.</text:p>
      <text:p text:style-name="P7"/>
      <text:p text:style-name="P7">Instrumentos de evaluación:</text:p>
      <text:p text:style-name="P7"/>
      <text:p text:style-name="P12"><text:span text:style-name="T22"><text:tab/></text:span><text:span text:style-name="T6">Los instrumentos de evaluación que se utilizarán para comprobar si el alumno ha conseguido las capacidades a las que se refiere cada uno de los diferentes criterios de evaluación son los siguientes:</text:span></text:p>
      <text:list xml:id="list876550989873470412" text:style-name="L2">
        <text:list-item>
          <text:p text:style-name="P31"><text:span text:style-name="T9">PRUEBAS </text:span><text:span text:style-name="T10">OBJETIVAS</text:span><text:span text:style-name="T6">: Exámenes o controles de forma oral o escrita</text:span></text:p>
        </text:list-item>
      </text:list>
      <text:p text:style-name="P15"><text:tab/><text:span text:style-name="T25">C</text:span>omo globalización de varios procesos de aprendizaje <text:span text:style-name="T25">s</text:span>e realizarán al finalizar una unidad didáctica o en cualquier otro momento. Para observar los avances efectuados en la adquisición de las competencias y los objetivos.</text:p>
      <text:list xml:id="list4338587868223953026" text:style-name="L3">
        <text:list-item>
          <text:p text:style-name="P32"><text:span text:style-name="T9">TRABAJOS </text:span><text:span text:style-name="T10">Y PROYECTOS</text:span></text:p>
        </text:list-item>
      </text:list>
      <text:p text:style-name="P14"><text:tab/>Estos serán relacionados con los contenidos trabajados en cada tema. Su objetivo es orientar y guiar a los estudiantes en la percepción de sus propios progresos y preparación para las pruebas escritas.</text:p>
      <text:list xml:id="list8830276764997318542" text:style-name="L4">
        <text:list-item>
          <text:p text:style-name="P34">TAREAS</text:p>
        </text:list-item>
      </text:list>
      <text:p text:style-name="P14"><text:soft-page-break/><text:tab/>Útiles para observar la creatividad, la autonomía en el aprendizaje, si tiene o no iniciativa y el tesón en la resolución de problemas y un instrumento clave para valorar la competencia “aprender a aprender”.</text:p>
      <text:list xml:id="list2890896392473824289" text:style-name="L5">
        <text:list-item>
          <text:p text:style-name="P35">OBSERVACIÓN DIRECTA DE CADA ALUMNO</text:p>
          <text:list>
            <text:list-item>
              <text:p text:style-name="P36">Trabajo en clase y de casa.</text:p>
            </text:list-item>
            <text:list-item>
              <text:p text:style-name="P37">Participación en clase y en la pizarra.</text:p>
            </text:list-item>
            <text:list-item>
              <text:p text:style-name="P33"><text:span text:style-name="T6">Interés </text:span><text:span text:style-name="T8">hacia la asignatura</text:span><text:span text:style-name="T6">.</text:span></text:p>
            </text:list-item>
            <text:list-item>
              <text:p text:style-name="P28"><text:span text:style-name="T25">L</text:span><text:span text:style-name="T6">as actitudes de iniciativa e interés por el trabajo.</text:span></text:p>
            </text:list-item>
            <text:list-item>
              <text:p text:style-name="P33"><text:span text:style-name="T6">Comportamiento, </text:span><text:span text:style-name="T8">respeto a los demás</text:span><text:span text:style-name="T6">, </text:span><text:span text:style-name="T26">el cuidado y respeto por el material.</text:span></text:p>
            </text:list-item>
            <text:list-item>
              <text:p text:style-name="P37">Asistencia/Puntualidad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" svg:font-family="Arial, sans-serif"/>
    <style:font-face style:name="Times New Roman1" svg:font-family="'Times New Roman', serif"/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2" style:family="table">
      <style:table-properties style:width="17.141cm" table:align="left" style:writing-mode="lr-tb"/>
    </style:style>
    <style:style style:name="Tabla22.A" style:family="table-column">
      <style:table-column-properties style:column-width="2.392cm"/>
    </style:style>
    <style:style style:name="Tabla22.B" style:family="table-column">
      <style:table-column-properties style:column-width="14.75cm"/>
    </style:style>
    <style:style style:name="Tabla22.1" style:family="table-row">
      <style:table-row-properties style:min-row-height="2.011cm" fo:keep-together="auto"/>
    </style:style>
    <style:style style:name="Tabla22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22.B1" style:family="table-cell">
      <style:table-cell-properties style:vertical-align="top" fo:padding="0.097cm" fo:border="1pt solid #000000" style:writing-mode="lr-tb"/>
    </style:style>
    <style:style style:name="MP1" style:family="paragraph" style:parent-style-name="Table_20_Contents">
      <style:paragraph-properties style:snap-to-layout-grid="false"/>
      <style:text-properties officeooo:paragraph-rsid="000dd974"/>
    </style:style>
    <style:style style:name="MP2" style:family="paragraph" style:parent-style-name="Table_20_Contents">
      <loext:graphic-properties draw:fill-image-width="0cm" draw:fill-image-height="0cm"/>
      <style:paragraph-properties fo:margin-top="0.101cm" fo:margin-bottom="0.12cm" loext:contextual-spacing="false" fo:line-height="100%" fo:text-align="center" style:justify-single-word="false" style:shadow="none" style:snap-to-layout-grid="false" style:writing-mode="lr-tb"/>
      <style:text-properties style:font-name="Arial1" fo:font-size="10pt" fo:font-weight="bold" officeooo:paragraph-rsid="000dd974" style:font-size-asian="10pt" style:font-weight-asian="bold" style:font-name-complex="Arial1" style:font-size-complex="10pt" style:font-weight-complex="bold"/>
    </style:style>
    <style:style style:name="MP3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1" fo:font-size="10pt" officeooo:rsid="0019b355" officeooo:paragraph-rsid="000dd974" style:font-size-asian="10pt" style:font-name-complex="Arial1" style:font-size-complex="10pt"/>
    </style:style>
    <style:style style:name="MP4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style:font-name="Arial1" fo:font-size="10pt" officeooo:rsid="000901a0" officeooo:paragraph-rsid="000dd974" style:font-size-asian="10pt" style:font-name-complex="Arial1" style:font-size-complex="10pt"/>
    </style:style>
    <style:style style:name="MP5" style:family="paragraph" style:parent-style-name="Table_20_Contents">
      <loext:graphic-properties draw:fill-image-width="0cm" draw:fill-image-height="0cm"/>
      <style:paragraph-properties fo:margin-top="0cm" fo:margin-bottom="0.12cm" loext:contextual-spacing="false" fo:line-height="100%" fo:text-align="center" style:justify-single-word="false" style:shadow="none" style:writing-mode="lr-tb"/>
      <style:text-properties officeooo:paragraph-rsid="000dd974"/>
    </style:style>
    <style:style style:name="MP6" style:family="paragraph" style:parent-style-name="Standard">
      <style:text-properties officeooo:paragraph-rsid="000dd974"/>
    </style:style>
    <style:style style:name="MT1" style:family="text">
      <style:text-properties fo:language="es" fo:country="ES" fo:font-weight="normal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MT4" style:family="text">
      <style:text-properties style:font-name="Arial1" fo:font-size="10pt" style:font-size-asian="10pt" style:font-name-complex="Arial1" style:font-size-complex="10pt"/>
    </style:style>
    <style:style style:name="MT5" style:family="text">
      <style:text-properties style:font-name="Arial1" fo:font-size="10pt" officeooo:rsid="001a1fb6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2" table:style-name="Tabla22">
          <table:table-column table:style-name="Tabla22.A"/>
          <table:table-column table:style-name="Tabla22.B"/>
          <table:table-row table:style-name="Tabla22.1">
            <table:table-cell table:style-name="Tabla22.A1" office:value-type="string">
              <text:p text:style-name="MP1"><draw:frame draw:style-name="Mfr1" draw:name="Imagen1" text:anchor-type="as-char" svg:y="0cm" svg:width="2.198cm" svg:height="1.843cm" draw:z-index="3"><draw:image xlink:href="Pictures/100000000000006F0000005D127B64B7CBC3129D.png" xlink:type="simple" xlink:show="embed" xlink:actuate="onLoad"/></draw:frame></text:p>
            </table:table-cell>
            <table:table-cell table:style-name="Tabla22.B1" office:value-type="string">
              <text:p text:style-name="MP2">IES HARÍA. DEPARTAMENTO DE INFORMÁTICA</text:p>
              <text:p text:style-name="MP3">4º Educación Secundaria Obligatoria</text:p>
              <text:p text:style-name="MP4"><text:span text:style-name="MT1">TECNOLOGÍAS DE LA INFORMACIÓN Y LA COMUNICACIÓN</text:span><text:span text:style-name="MT2"> </text:span></text:p>
              <text:p text:style-name="MP5"><text:span text:style-name="MT3">Curso: </text:span><text:span text:style-name="MT4">201</text:span><text:span text:style-name="MT5">6</text:span><text:span text:style-name="MT4">-1</text:span><text:span text:style-name="MT5">7</text:span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9:11:40.055000000</meta:creation-date>
    <dc:date>2016-11-24T00:36:23.110000000</dc:date>
    <meta:editing-duration>PT1H11M3S</meta:editing-duration>
    <meta:editing-cycles>9</meta:editing-cycles>
    <meta:generator>LibreOffice/5.2.1.2$Windows_x86 LibreOffice_project/31dd62db80d4e60af04904455ec9c9219178d620</meta:generator>
    <meta:document-statistic meta:table-count="2" meta:image-count="1" meta:object-count="0" meta:page-count="4" meta:paragraph-count="73" meta:word-count="869" meta:character-count="5861" meta:non-whitespace-character-count="5052"/>
  </office:meta>
</office:document-meta>
</file>